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8pt" officeooo:rsid="0016e771" officeooo:paragraph-rsid="0016e771" style:font-size-asian="18pt" style:font-size-complex="18pt"/>
    </style:style>
    <style:style style:name="P2" style:family="paragraph" style:parent-style-name="Standard">
      <style:paragraph-properties fo:text-align="center" style:justify-single-word="false"/>
      <style:text-properties style:font-name="Ubuntu" fo:font-size="14pt" officeooo:rsid="0016e771" officeooo:paragraph-rsid="0016e771" style:font-size-asian="12.25pt" style:font-size-complex="14pt"/>
    </style:style>
    <style:style style:name="P3" style:family="paragraph" style:parent-style-name="Standard" style:list-style-name="L1">
      <style:paragraph-properties fo:text-align="start" style:justify-single-word="false"/>
      <style:text-properties style:font-name="Ubuntu" fo:font-size="14pt" officeooo:rsid="00174ffe" officeooo:paragraph-rsid="00174ffe" style:font-size-asian="12.25pt" style:font-size-complex="14pt"/>
    </style:style>
    <style:style style:name="P4" style:family="paragraph" style:parent-style-name="Standard" style:list-style-name="L1">
      <style:paragraph-properties fo:text-align="start" style:justify-single-word="false"/>
      <style:text-properties style:font-name="Ubuntu" fo:font-size="14pt" officeooo:rsid="0017a705" officeooo:paragraph-rsid="0017a705" style:font-size-asian="12.25pt" style:font-size-complex="14pt"/>
    </style:style>
    <style:style style:name="P5" style:family="paragraph" style:parent-style-name="Standard" style:list-style-name="L1">
      <style:paragraph-properties fo:text-align="start" style:justify-single-word="false"/>
      <style:text-properties style:font-name="Ubuntu" fo:font-size="14pt" officeooo:rsid="001816f1" officeooo:paragraph-rsid="001816f1" style:font-size-asian="12.25pt" style:font-size-complex="14pt"/>
    </style:style>
    <style:style style:name="P6" style:family="paragraph" style:parent-style-name="Standard" style:list-style-name="L1">
      <style:paragraph-properties fo:text-align="start" style:justify-single-word="false"/>
      <style:text-properties style:font-name="Ubuntu" fo:font-size="14pt" officeooo:rsid="001a8176" officeooo:paragraph-rsid="001a8176" style:font-size-asian="12.25pt" style:font-size-complex="14pt"/>
    </style:style>
    <style:style style:name="T1" style:family="text">
      <style:text-properties officeooo:rsid="0017a705"/>
    </style:style>
    <style:style style:name="T2" style:family="text">
      <style:text-properties officeooo:rsid="001816f1"/>
    </style:style>
    <style:style style:name="T3" style:family="text">
      <style:text-properties officeooo:rsid="001dd491"/>
    </style:style>
    <style:style style:name="T4" style:family="text">
      <style:text-properties officeooo:rsid="001ecc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1Programa2</text:p>
      <text:p text:style-name="P2"/>
      <text:list xml:id="list4124338329985119080" text:style-name="L1">
        <text:list-item>
          <text:p text:style-name="P3">Primero he importado la clase Scanner.</text:p>
        </text:list-item>
        <text:list-item>
          <text:p text:style-name="P3">Declaro la clase y el método.</text:p>
        </text:list-item>
        <text:list-item>
          <text:p text:style-name="P3">He asignado a la clase Scanner la variable teclado</text:p>
        </text:list-item>
        <text:list-item>
          <text:p text:style-name="P3"><text:span text:style-name="T1">D</text:span>eclaro las variables que voy a necesitar y asigno valores. <text:span text:style-name="T2">Estas variables las designo de tipo “double” para mejorar la precisión el los cálculos. Declaro la variable “poblacionInicial” como constante ya que este valor se mantiene fijo durante todo el programa.</text:span></text:p>
        </text:list-item>
        <text:list-item>
          <text:p text:style-name="P4"><text:span text:style-name="T3">Empleo</text:span> el comando “println” <text:span text:style-name="T3">para </text:span>m<text:span text:style-name="T3">ostrar</text:span> por pantalla un título para el comienzo del programa y la cifra correspondiente al año actual.</text:p>
        </text:list-item>
        <text:list-item>
          <text:p text:style-name="P4">Para el primer año <text:span text:style-name="T2">de incremento asigno a la variable “poblacionTotal” las variables “poblacionTotal” más “incrementoAnual”</text:span></text:p>
        </text:list-item>
        <text:list-item>
          <text:p text:style-name="P5">En los siguientes años, repito el mismo proceso hasta alcanzar la cantidad de años que nos indica el problema.</text:p>
        </text:list-item>
        <text:list-item>
          <text:p text:style-name="P5">En la segunda parte del programa pido una entrada de datos para cada variable que modifica la cantidad de habitantes.</text:p>
        </text:list-item>
        <text:list-item>
          <text:p text:style-name="P5">Vuelvo a declarar las variables para que almacenen las nuevas entradas por teclado.</text:p>
        </text:list-item>
        <text:list-item>
          <text:p text:style-name="P5">Muestro los resultados por pantalla <text:span text:style-name="T4">al igual que en la primera parte</text:span>.</text:p>
        </text:list-item>
        <text:list-item>
          <text:p text:style-name="P6">Para terminar cierro la entrada por tecl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27T18:13:56.194898504</meta:creation-date>
    <dc:date>2024-09-27T19:21:52.744131328</dc:date>
    <meta:editing-duration>PT23M31S</meta:editing-duration>
    <meta:editing-cycles>7</meta:editing-cycles>
    <meta:generator>LibreOffice/5.1.6.2$Linux_x86 LibreOffice_project/10m0$Build-2</meta:generator>
    <meta:document-statistic meta:table-count="0" meta:image-count="0" meta:object-count="0" meta:page-count="1" meta:paragraph-count="12" meta:word-count="183" meta:character-count="1083" meta:non-whitespace-character-count="923"/>
  </office:meta>
</office:document-meta>
</file>